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T1" style:family="text">
      <style:text-properties fo:color="#008080" style:font-name="Monospace" fo:font-size="10pt" style:font-size-asian="10pt"/>
    </style:style>
    <style:style style:name="T2" style:family="text">
      <style:text-properties fo:color="#3f7f7f" style:font-name="Monospace" fo:font-size="10pt" style:font-size-asian="10pt" fo:background-color="#d4d4d4"/>
    </style:style>
    <style:style style:name="T3" style:family="text">
      <style:text-properties fo:color="#3f7f7f" style:font-name="Monospace" fo:font-size="10pt" style:font-size-asian="10pt"/>
    </style:style>
    <style:style style:name="T4" style:family="text">
      <style:text-properties style:font-name="Monospace" fo:font-size="10pt" style:font-size-asian="10pt"/>
    </style:style>
    <style:style style:name="T5" style:family="text">
      <style:text-properties fo:color="#7f007f" style:font-name="Monospace" fo:font-size="10pt" style:font-size-asian="10pt"/>
    </style:style>
    <style:style style:name="T6" style:family="text">
      <style:text-properties fo:color="#3c3c3c" style:font-name="Monospace" fo:font-size="10pt" style:font-size-asian="10pt"/>
    </style:style>
    <style:style style:name="T7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T8" style:family="text">
      <style:text-properties fo:color="#2a00ff" style:font-name="Monospace" fo:font-size="10pt" fo:font-style="italic" style:font-size-asian="10pt" style:font-style-asian="italic"/>
    </style:style>
    <style:style style:name="T9" style:family="text">
      <style:text-properties fo:color="#2a00ff" style:font-name="Monospace" fo:font-size="10pt" style:font-size-asian="10pt"/>
    </style:style>
    <style:style style:name="T10" style:family="text">
      <style:text-properties fo:color="#3f5fbf" style:font-name="Monospace" fo:font-size="10pt" style:font-size-asian="10pt"/>
    </style:style>
    <style:style style:name="T11" style:family="text">
      <style:text-properties fo:color="#3f5fbf" style:font-name="Monospace" fo:font-size="10pt" style:text-underline-style="solid" style:text-underline-width="auto" style:text-underline-color="font-color" style:font-size-asian="10pt"/>
    </style:style>
    <style:style style:name="T12" style:family="text">
      <style:text-properties fo:color="#000000" style:font-name="Monospace" fo:font-size="10pt" style:font-size-asian="10pt"/>
    </style:style>
    <style:style style:name="T13" style:family="text">
      <style:text-properties fo:color="#7f0055" style:font-name="Monospace" fo:font-size="10pt" fo:font-weight="bold" style:font-size-asian="10pt" style:font-weight-asian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213cm" fo:text-indent="-0.635cm" fo:margin-left="7.21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7.848cm" fo:text-indent="-0.635cm" fo:margin-left="7.84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483cm" fo:text-indent="-0.635cm" fo:margin-left="8.48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118cm" fo:text-indent="-0.635cm" fo:margin-left="9.11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9.753cm" fo:text-indent="-0.635cm" fo:margin-left="9.75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388cm" fo:text-indent="-0.635cm" fo:margin-left="10.38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023cm" fo:text-indent="-0.635cm" fo:margin-left="11.02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658cm" fo:text-indent="-0.635cm" fo:margin-left="11.65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293cm" fo:text-indent="-0.635cm" fo:margin-left="12.29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2.928cm" fo:text-indent="-0.635cm" fo:margin-left="12.928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/></text:p>
      <text:p text:style-name="P3"><text:span text:style-name="T1"/></text:p>
      <text:p text:style-name="P5"><text:span text:style-name="T1"/></text:p>
      <text:p text:style-name="P5"><text:span text:style-name="T1"/></text:p>
      <text:p text:style-name="P1"><text:span text:style-name="T1">&lt;</text:span><text:span text:style-name="T2">div</text:span><text:span text:style-name="T4"> </text:span><text:span text:style-name="T5">class</text:span><text:span text:style-name="T6">=</text:span><text:span text:style-name="T8">"form-group"</text:span><text:span text:style-name="T1">&gt;</text:span></text:p>
      <text:p text:style-name="P1"><text:span text:style-name="T6"><text:s text:c="32"/></text:span><text:span text:style-name="T1">&lt;</text:span><text:span text:style-name="T3">label</text:span><text:span text:style-name="T4"> </text:span><text:span text:style-name="T5">for</text:span><text:span text:style-name="T6">=</text:span><text:span text:style-name="T8">"nom"</text:span><text:span text:style-name="T4"> </text:span><text:span text:style-name="T5">class</text:span><text:span text:style-name="T6">=</text:span><text:span text:style-name="T8">"col-sm-3 control-label"</text:span><text:span text:style-name="T1">&gt;</text:span><text:span text:style-name="T6">Date </text:span><text:span text:style-name="T7">de</text:span><text:span text:style-name="T6"> </text:span><text:span text:style-name="T7">naissance</text:span><text:span text:style-name="T1">&lt;/</text:span><text:span text:style-name="T3">label</text:span><text:span text:style-name="T1">&gt;</text:span></text:p>
      <text:p text:style-name="P1"><text:span text:style-name="T6"><text:s text:c="32"/></text:span><text:span text:style-name="T1">&lt;</text:span><text:span text:style-name="T3">div</text:span><text:span text:style-name="T4"> </text:span><text:span text:style-name="T5">class</text:span><text:span text:style-name="T6">=</text:span><text:span text:style-name="T8">"col-sm-9"</text:span><text:span text:style-name="T1">&gt;</text:span></text:p>
      <text:p text:style-name="P1"><text:span text:style-name="T6"><text:s text:c="34"/></text:span><text:span text:style-name="T10">&lt;!-- <text:s/>&lt;div class="input-group date"&gt; --&gt;</text:span></text:p>
      <text:p text:style-name="P1"><text:span text:style-name="T6"><text:s text:c="36"/></text:span><text:span text:style-name="T1">&lt;</text:span><text:span text:style-name="T3">input</text:span><text:span text:style-name="T4"> </text:span><text:span text:style-name="T5">id</text:span><text:span text:style-name="T6">=</text:span><text:span text:style-name="T8">"nom"</text:span><text:span text:style-name="T4"> </text:span><text:span text:style-name="T5">type</text:span><text:span text:style-name="T6">=</text:span><text:span text:style-name="T8">"text"</text:span><text:span text:style-name="T4"> </text:span><text:span text:style-name="T5">value</text:span><text:span text:style-name="T6">=</text:span><text:span text:style-name="T8">"1995-05-01"</text:span><text:span text:style-name="T4"> </text:span><text:span text:style-name="T5">id</text:span><text:span text:style-name="T6">=</text:span><text:span text:style-name="T8">"id_dateNaissance"</text:span><text:span text:style-name="T1">&gt;</text:span></text:p>
      <text:p text:style-name="P1"><text:span text:style-name="T6"><text:s text:c="38"/></text:span><text:span text:style-name="T10">&lt;!-- <text:s/>&lt;div class="input-group-</text:span><text:span text:style-name="T11">addon</text:span><text:span text:style-name="T10">"&gt;</text:span></text:p>
      <text:p text:style-name="P1"><text:span text:style-name="T10"><text:s text:c="44"/>&lt;i class="</text:span><text:span text:style-name="T11">fa</text:span><text:span text:style-name="T10"> </text:span><text:span text:style-name="T11">fa</text:span><text:span text:style-name="T10">-calendar"&gt;&lt;/i&gt;</text:span></text:p>
      <text:p text:style-name="P1"><text:span text:style-name="T10"><text:s text:c="40"/></text:span><text:span text:style-name="T11">&lt;/div&gt;</text:span><text:span text:style-name="T10"> <text:s/>--&gt;</text:span></text:p>
      <text:p text:style-name="P1"><text:span text:style-name="T6"><text:s text:c="40"/>{{ form.dateNaissance }}</text:span></text:p>
      <text:p text:style-name="P1"><text:span text:style-name="T6"><text:s text:c="36"/></text:span><text:span text:style-name="T1">&lt;/</text:span><text:span text:style-name="T3">div</text:span><text:span text:style-name="T1">&gt;</text:span></text:p>
      <text:p text:style-name="P1"><text:span text:style-name="T6"><text:s text:c="32"/></text:span><text:span text:style-name="T1">&lt;/</text:span><text:span text:style-name="T2">div</text:span><text:span text:style-name="T1">&gt;</text:span></text:p>
      <text:p text:style-name="P1"><text:span text:style-name="T1">&lt;/</text:span><text:span text:style-name="T3">div</text:span><text:span text:style-name="T1">&gt;</text:span></text:p>
      <text:p text:style-name="P1"><text:span text:style-name="T1"/></text:p>
      <text:p text:style-name="P2"><text:span text:style-name="T1"/></text:p>
      <text:p text:style-name="P2"><text:span text:style-name="T12"><text:s text:c="2"/>$(</text:span><text:span text:style-name="T9">'#id_dateNaissance'</text:span><text:span text:style-name="T12">).datepicker({</text:span></text:p>
      <text:p text:style-name="P4"><text:span text:style-name="T12"><text:s text:c="12"/>autoclose: </text:span><text:span text:style-name="T13">true</text:span><text:span text:style-name="T12">,</text:span></text:p>
      <text:p text:style-name="P4"><text:span text:style-name="T12"><text:s text:c="12"/>startDate: </text:span><text:span text:style-name="T9">"01/01/1995"</text:span></text:p>
      <text:p text:style-name="P2"><text:span text:style-name="T12"><text:s text:c="8"/>}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6:21:11.440061310</meta:creation-date>
    <dc:date>2018-04-16T16:26:08.449604593</dc:date>
    <meta:editing-duration>PT5M23S</meta:editing-duration>
    <meta:editing-cycles>1</meta:editing-cycles>
    <meta:document-statistic meta:table-count="0" meta:image-count="0" meta:object-count="0" meta:page-count="1" meta:paragraph-count="16" meta:word-count="42" meta:character-count="823" meta:non-whitespace-character-count="398"/>
    <meta:generator>LibreOffice/5.1.6.2$Linux_X86_64 LibreOffice_project/10m0$Build-2</meta:generator>
  </office:meta>
</office:document-meta>
</file>